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khan" officeooo:paragraph-rsid="000dc85b"/>
    </style:style>
    <style:style style:name="P2" style:family="paragraph" style:parent-style-name="Standard">
      <style:text-properties style:font-name="Likhan" fo:font-size="14pt" officeooo:rsid="000e6591" officeooo:paragraph-rsid="000e6591" style:font-size-asian="14pt" style:font-size-complex="14pt"/>
    </style:style>
    <style:style style:name="P3" style:family="paragraph" style:parent-style-name="Standard">
      <style:text-properties style:font-name="Likhan" fo:font-size="14pt" officeooo:rsid="0011246e" officeooo:paragraph-rsid="0011246e" style:font-size-asian="14pt" style:font-size-complex="14pt"/>
    </style:style>
    <style:style style:name="P4" style:family="paragraph" style:parent-style-name="Standard">
      <style:text-properties style:font-name="Likhan" fo:font-size="14pt" officeooo:rsid="0012c57a" officeooo:paragraph-rsid="0012c57a" style:font-size-asian="14pt" style:font-size-complex="14pt"/>
    </style:style>
    <style:style style:name="P5" style:family="paragraph" style:parent-style-name="Standard">
      <style:text-properties style:font-name="Likhan" fo:font-size="13pt" officeooo:rsid="0011246e" officeooo:paragraph-rsid="0011246e" style:font-size-asian="13pt" style:font-size-complex="13pt"/>
    </style:style>
    <style:style style:name="P6" style:family="paragraph" style:parent-style-name="Standard">
      <style:text-properties style:font-name="Likhan" fo:font-size="13pt" officeooo:rsid="00120e06" officeooo:paragraph-rsid="00120e06" style:font-size-asian="13pt" style:font-size-complex="13pt"/>
    </style:style>
    <style:style style:name="P7" style:family="paragraph" style:parent-style-name="Standard">
      <style:text-properties style:font-name="Likhan" officeooo:rsid="000fcc24" officeooo:paragraph-rsid="000fcc24"/>
    </style:style>
    <style:style style:name="P8" style:family="paragraph" style:parent-style-name="Standard">
      <style:text-properties style:font-name="Likhan" officeooo:rsid="0011246e" officeooo:paragraph-rsid="00120e06"/>
    </style:style>
    <style:style style:name="P9" style:family="paragraph" style:parent-style-name="Standard">
      <style:text-properties style:font-name="Likhan" fo:font-size="15pt" officeooo:rsid="000e6591" officeooo:paragraph-rsid="000e6591" style:font-size-asian="15pt" style:font-size-complex="15pt"/>
    </style:style>
    <style:style style:name="P10" style:family="paragraph" style:parent-style-name="Standard">
      <style:text-properties style:font-name="Likhan" fo:font-size="15pt" officeooo:rsid="0012c57a" officeooo:paragraph-rsid="0012c57a" style:font-size-asian="15pt" style:font-size-complex="15pt"/>
    </style:style>
    <style:style style:name="P11" style:family="paragraph" style:parent-style-name="Standard">
      <style:text-properties style:font-name="Likhan" officeooo:rsid="00120e06" officeooo:paragraph-rsid="00120e06"/>
    </style:style>
    <style:style style:name="P12" style:family="paragraph" style:parent-style-name="Standard">
      <style:text-properties style:font-name="Likhan" officeooo:rsid="00120e06" officeooo:paragraph-rsid="0012c57a"/>
    </style:style>
    <style:style style:name="P13" style:family="paragraph" style:parent-style-name="Standard">
      <style:text-properties style:font-name="Likhan" officeooo:rsid="0012c57a" officeooo:paragraph-rsid="0012c57a"/>
    </style:style>
    <style:style style:name="P14" style:family="paragraph" style:parent-style-name="Standard">
      <style:text-properties style:font-name="Likhan" officeooo:rsid="0012fd4b" officeooo:paragraph-rsid="0012fd4b"/>
    </style:style>
    <style:style style:name="P15" style:family="paragraph" style:parent-style-name="Standard">
      <style:text-properties style:font-name="Likhan" officeooo:rsid="00139b51" officeooo:paragraph-rsid="00139b51"/>
    </style:style>
    <style:style style:name="T1" style:family="text">
      <style:text-properties officeooo:rsid="000b79de"/>
    </style:style>
    <style:style style:name="T2" style:family="text">
      <style:text-properties officeooo:rsid="0011246e"/>
    </style:style>
    <style:style style:name="T3" style:family="text">
      <style:text-properties officeooo:rsid="00120e06"/>
    </style:style>
    <style:style style:name="T4" style:family="text">
      <style:text-properties officeooo:rsid="0012c57a"/>
    </style:style>
    <style:style style:name="T5" style:family="text">
      <style:text-properties officeooo:rsid="0013a1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APTER ONE: INTRODUCTION</text:p>
      <text:p text:style-name="P2">Background of the study</text:p>
      <text:p text:style-name="P1">The need to constantly check the condition of one’s teeth has gradually grown since <text:span text:style-name="T1">60-90% of school children and nearly 100% adults have carious lesions, or as commonly referred to as tooth decay (FDI World Dental Federation, 2020). Detection of carious lesions in the early stages has become an imperative aspect as far as dental hygiene is concerned. It has been noticeably observed that with with the advent of modern dentistry, the rate of tooth decay growth has changed due to advances in dentistry and rising awareness on preventative care. This has triggered the urge for frequent dental checkups worldwide. </text:span></text:p>
      <text:p text:style-name="P1"/>
      <text:p text:style-name="P1"><text:span text:style-name="T1">However, there have been growing fears recently due to the patients’ teeth condition and accessibility to the dentists that has made many to take a step back and stop having these dental trips. This has therefore pushed for the need of dental smart kits that can also be used at home or at the patient’s own comfort. The main aim of these kits is to enable the patients detect developing carious lesions on their early stages. With this detection, patients can therefore seek for advice from dentists on treatment and how to keep their teeth healthy. Considering patient friendly dry methods whereby teeth conditions can be scanned by a <text:s/>camera and with the incorporation of sound sensors, beeping sounds can help detect the presence of carious lesions.</text:span></text:p>
      <text:p text:style-name="P1"/>
      <text:p text:style-name="P2">Problem statement</text:p>
      <text:p text:style-name="P7">The general procedure for dentists during a dental check up usually involves asking the patient questions about tooth pain and sensitivity <text:span text:style-name="T2">and</text:span> <text:span text:style-name="T2">examining the mouth and teeth. With the level of education on dental hygiene this is a simple process that a teenager can perform on him/herself. Much time is being spent on observation which can be done at home at the patient’s own comfort. The patient can evaluate himself and with the help of a aiding kit can understand the problem and refer to the dentist on remedy measures or treatment plans.</text:span></text:p>
      <text:p text:style-name="P7"/>
      <text:p text:style-name="P3">Objectives</text:p>
      <text:p text:style-name="P5"><text:span text:style-name="T3">General</text:span> Objective</text:p>
      <text:p text:style-name="P8">The <text:span text:style-name="T3">main</text:span> objective of this <text:span text:style-name="T3">study</text:span> is to develop an optical imaging method of detecting dental caries.</text:p>
      <text:p text:style-name="P8"/>
      <text:p text:style-name="P6">Specific Objectives</text:p>
      <text:p text:style-name="P11">Acquire images for both healthy and demineralized teeth.</text:p>
      <text:p text:style-name="P11">Develop an algorithm to pre-process the images (convert the images to equivalent integer arrays of the color depths).</text:p>
      <text:p text:style-name="P12">Use the pre-processed images to train a Convolutional Neural Network (CNN) <text:span text:style-name="T4">for classification of healthy or </text:span>demineralized <text:span text:style-name="T4">teeth.</text:span></text:p>
      <text:p text:style-name="P13">Validate the trained neural network with a different set of images to determine it’s accuracy and loss level.</text:p>
      <text:p text:style-name="P13"><text:soft-page-break/></text:p>
      <text:p text:style-name="P4">Research questions</text:p>
      <text:p text:style-name="P13"/>
      <text:p text:style-name="P4">Hypothesis</text:p>
      <text:p text:style-name="P13"/>
      <text:p text:style-name="P4">Scope of the study</text:p>
      <text:p text:style-name="P13"/>
      <text:p text:style-name="P4">Justification of the study</text:p>
      <text:p text:style-name="P15">Untreated dental caries in permanent teeth is the most common health condition according to the Global Burden of Disease 2017 (World Health Organization, March 2020). Sugary foods being the major contributing factor in tooth decay, it has been reported that over the past 50 years, <text:span text:style-name="T5">worldwide</text:span> sugar consumption has tripled, an increase which is expected to grow especially in the emerging economies (FDI World Dental Federation, 2020). With these evident cases, it is clearly a matter of now or never.</text:p>
      <text:p text:style-name="P15"/>
      <text:p text:style-name="P4">Significance of the study</text:p>
      <text:p text:style-name="P14">Each and every person who is interested in keeping his/her teeth healthy for a long period of time is very likely to benefit. Reduced time in check ups by the dentists, improved dental hygiene in each individual and reduced rate in tooth loss just to mention a few are among the many advantageous outcomes on the successful end of this study.</text:p>
      <text:p text:style-name="P14"/>
      <text:p text:style-name="P4">Limitations of the study</text:p>
      <text:p text:style-name="P13"/>
      <text:p text:style-name="P13"/>
      <text:p text:style-name="P10">CHAPTER TWO: LITERATURE REVIEW</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58:29.236527736</meta:creation-date>
    <meta:generator>LibreOffice/6.0.7.3$Linux_X86_64 LibreOffice_project/00m0$Build-3</meta:generator>
    <dc:date>2020-10-07T22:10:20.400057177</dc:date>
    <meta:editing-duration>PT4M45S</meta:editing-duration>
    <meta:editing-cycles>1</meta:editing-cycles>
    <meta:document-statistic meta:table-count="0" meta:image-count="0" meta:object-count="0" meta:page-count="2" meta:paragraph-count="23" meta:word-count="577" meta:character-count="3525" meta:non-whitespace-character-count="2969"/>
  </office:meta>
</office:document-meta>
</file>